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8ead" officeooo:paragraph-rsid="001f8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hboards Management &gt; Index Patterns</text:p>
      <text:p text:style-name="P1"/>
      <text:p text:style-name="P1">Creare un nuovo “Index pattern”</text:p>
      <text:p text:style-name="P1"/>
      <text:p text:style-name="P1">Come nome inserire “wazuh-archives-*”</text:p>
      <text:p text:style-name="P1"/>
      <text:p text:style-name="P1">Infine in Discovery selezionare il nuovo index crea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1:36:08.126112900</meta:creation-date>
    <dc:date>2026-03-30T11:38:26.134142200</dc:date>
    <meta:editing-duration>PT2M18S</meta:editing-duration>
    <meta:editing-cycles>1</meta:editing-cycles>
    <meta:document-statistic meta:table-count="0" meta:image-count="0" meta:object-count="0" meta:page-count="1" meta:paragraph-count="4" meta:word-count="22" meta:character-count="160" meta:non-whitespace-character-count="142"/>
    <meta:generator>LibreOffice/25.8.5.1$Windows_X86_64 LibreOffice_project/cde5f182e321816108385dd3739c4295be919062</meta:generator>
  </office:meta>
</office:document-meta>
</file>